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1" svg:font-family="'Courier New'" style:font-family-generic="modern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7.842cm"/>
    </style:style>
    <style:style style:name="co3" style:family="table-column">
      <style:table-column-properties fo:break-before="auto" style:column-width="3.992cm"/>
    </style:style>
    <style:style style:name="co4" style:family="table-column">
      <style:table-column-properties fo:break-before="auto" style:column-width="5.447cm"/>
    </style:style>
    <style:style style:name="co5" style:family="table-column">
      <style:table-column-properties fo:break-before="auto" style:column-width="5.738cm"/>
    </style:style>
    <style:style style:name="co6" style:family="table-column">
      <style:table-column-properties fo:break-before="auto" style:column-width="5.726cm"/>
    </style:style>
    <style:style style:name="co7" style:family="table-column">
      <style:table-column-properties fo:break-before="auto" style:column-width="4.2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57cm"/>
    </style:style>
    <style:style style:name="co10" style:family="table-column">
      <style:table-column-properties fo:break-before="auto" style:column-width="11.319cm"/>
    </style:style>
    <style:style style:name="co11" style:family="table-column">
      <style:table-column-properties fo:break-before="auto" style:column-width="4.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fo:color="#c5000b" style:font-name="Arial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fo:color="#0000ff"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fo:color="#008000" style:font-name="Arial" fo:font-size="10pt" style:font-size-asian="10pt" style:font-size-complex="10pt"/>
    </style:style>
    <style:style style:name="ce5" style:family="table-cell" style:parent-style-name="Default">
      <style:table-cell-properties fo:background-color="#ffff00" fo:wrap-option="wrap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  <style:style style:name="ce9" style:family="table-cell" style:parent-style-name="Default">
      <style:text-properties fo:color="#008000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ext-properties fo:color="#008000"/>
    </style:style>
    <style:style style:name="ce11" style:family="table-cell" style:parent-style-name="Default">
      <style:table-cell-properties fo:background-color="transparent"/>
      <style:text-properties fo:color="#0000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ext-properties fo:color="#00ff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ext-properties fo:color="#00ffff"/>
    </style:style>
    <style:style style:name="ce14" style:family="table-cell" style:parent-style-name="Default">
      <style:text-properties fo:color="#0000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transparent"/>
      <style:text-properties fo:color="#00ff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ext-properties fo:color="#3f5fb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fo:color="#3f7f5f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Operation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1" office:value-type="string">
            <text:p>Colors meanings: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 office:value-type="string">
            <text:p>Operation</text:p>
          </table:table-cell>
          <table:table-cell table:style-name="ce8" office:value-type="string">
            <text:p>An operation has not been implemented yet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Operation</text:p>
          </table:table-cell>
          <table:table-cell table:style-name="ce8" office:value-type="string">
            <text:p>Only interfaces are implemented (so not implemented yet)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>
            <text:p>Operation</text:p>
          </table:table-cell>
          <table:table-cell table:style-name="ce8" office:value-type="string">
            <text:p>Partly implemented (for CAP V2 only)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Operation</text:p>
          </table:table-cell>
          <table:table-cell table:style-name="ce8" office:value-type="string">
            <text:p>Fully implemented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text:p>Operation</text:p>
          </table:table-cell>
          <table:table-cell table:style-name="ce8" office:value-type="string">
            <text:p>An operation is being implemented now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3">
          <table:table-cell table:number-columns-repeated="2"/>
          <table:table-cell office:value-type="string" table:number-columns-spanned="7" table:number-rows-spanned="1">
            <text:p>ssf/scf AC</text:p>
          </table:table-cell>
          <table:covered-table-cell table:number-columns-repeated="6"/>
          <table:table-cell table:style-name="ce7" office:value-type="string">
            <text:p>srf/scf AC</text:p>
          </table:table-cell>
        </table:table-row>
        <table:table-row table:style-name="ro3">
          <table:table-cell table:number-columns-repeated="2"/>
          <table:table-cell office:value-type="string">
            <text:p>cs2-ssf-scfGenericAC</text:p>
          </table:table-cell>
          <table:table-cell office:value-type="string">
            <text:p>cs2-ssf-scfAssistHandoffAC</text:p>
          </table:table-cell>
          <table:table-cell office:value-type="string">
            <text:p>cs2-ssf-scfServiceManagementAC</text:p>
          </table:table-cell>
          <table:table-cell office:value-type="string">
            <text:p>cs2-scf-ssfGenericAC</text:p>
          </table:table-cell>
          <table:table-cell office:value-type="string">
            <text:p>cs2-scf-ssfTrafficManagementAC</text:p>
          </table:table-cell>
          <table:table-cell office:value-type="string">
            <text:p>cs2-scf-ssfServiceManagementAC</text:p>
          </table:table-cell>
          <table:table-cell office:value-type="string">
            <text:p>cs2-scf-ssfTriggerManagementAC</text:p>
          </table:table-cell>
          <table:table-cell table:style-name="ce7" office:value-type="string">
            <text:p>srf-scf</text:p>
          </table:table-cell>
        </table:table-row>
        <table:table-row table:style-name="ro1">
          <table:table-cell table:number-columns-repeated="2"/>
          <table:table-cell office:value-type="string">
            <text:p>ACN = 0.4.0.1.1.20.3.4</text:p>
          </table:table-cell>
          <table:table-cell office:value-type="string">
            <text:p>ACN = 0.4.0.1.1.20.3.6</text:p>
          </table:table-cell>
          <table:table-cell office:value-type="string">
            <text:p>ACN = 0.4.0.1.1.20.3.7</text:p>
          </table:table-cell>
          <table:table-cell office:value-type="string">
            <text:p>ACN = 0.4.0.1.1.20.3.8</text:p>
          </table:table-cell>
          <table:table-cell office:value-type="string">
            <text:p>ACN = 0.4.0.1.1.20.3.10</text:p>
          </table:table-cell>
          <table:table-cell office:value-type="string">
            <text:p>ACN = 0.4.0.1.1.20.3.11</text:p>
          </table:table-cell>
          <table:table-cell office:value-type="string">
            <text:p>ACN = 0.4.0.1.1.20.3.13</text:p>
          </table:table-cell>
          <table:table-cell office:value-type="string">
            <text:p>ACN = 0.0.17.1228.2.3.14</text:p>
          </table:table-cell>
        </table:table-row>
        <table:table-row table:style-name="ro1">
          <table:table-cell table:number-columns-repeated="2"/>
          <table:table-cell office:value-type="string">
            <text:p>inCs2SsfToScfGeneric</text:p>
          </table:table-cell>
          <table:table-cell office:value-type="string">
            <text:p>inCs2AssistHandoffssfToScf</text:p>
          </table:table-cell>
          <table:table-cell office:value-type="string">
            <text:p>inCs2SsfToScfServiceManagement</text:p>
          </table:table-cell>
          <table:table-cell office:value-type="string">
            <text:p>inCs2ScfToSsfGeneric</text:p>
          </table:table-cell>
          <table:table-cell office:value-type="string">
            <text:p>inCs2ScfToSsfTrafficManagement</text:p>
          </table:table-cell>
          <table:table-cell office:value-type="string">
            <text:p>inCs2ScfToSsfServiceManagement</text:p>
          </table:table-cell>
          <table:table-cell office:value-type="string">
            <text:p>inCs2ScfToSsfTriggerManagement</text:p>
          </table:table-cell>
          <table:table-cell office:value-type="string">
            <text:p>srf-scf-contract</text:p>
          </table:table-cell>
        </table:table-row>
        <table:table-row table:style-name="ro4">
          <table:table-cell/>
          <table:table-cell table:style-name="ce6"/>
          <table:table-cell table:style-name="ce6" office:value-type="string">
            <text:p>dialogue initiated by SSF with InitialDP Operation</text:p>
          </table:table-cell>
          <table:table-cell table:style-name="ce6" office:value-type="string">
            <text:p>dialogue initiated by SSF with AssistRequestInstructions</text:p>
          </table:table-cell>
          <table:table-cell table:style-name="ce6" office:value-type="string">
            <text:p>dialogue initiated/ended by SSF with ServiceFilteringResponse</text:p>
          </table:table-cell>
          <table:table-cell table:style-name="ce6" office:value-type="string">
            <text:p>dialogue initiated by SCF with InitiateCallAttempt or CreateCallSegmentAssociation, Generic Case</text:p>
          </table:table-cell>
          <table:table-cell table:style-name="ce6" office:value-type="string">
            <text:p>dialogue initiated by SCF with CallGap</text:p>
          </table:table-cell>
          <table:table-cell table:style-name="ce6" office:value-type="string">
            <text:p>dialogue initiated by SCF with ActivateServiceFiltering</text:p>
          </table:table-cell>
          <table:table-cell table:style-name="ce6" office:value-type="string">
            <text:p>dialogue initiated by SCF with Manage Trigger Data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activityTestPackage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ssistConnectionEstablishmentPackage</text:p>
          </table:table-cell>
          <table:table-cell office:value-type="string">
            <text:p>+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csmEventHandlingPackage</text:p>
          </table:table-cell>
          <table:table-cell office:value-type="string">
            <text:p>+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illingPackage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llHandlingPackage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llReportPackage</text:p>
          </table:table-cell>
          <table:table-cell office:value-type="string">
            <text:p>+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ncelPackage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argingEventHandlingPackage</text:p>
          </table:table-cell>
          <table:table-cell office:value-type="string">
            <text:p>+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argingPackage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nnectPackage</text:p>
          </table:table-cell>
          <table:table-cell office:value-type="string">
            <text:p>+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phResponsePackage</text:p>
          </table:table-cell>
          <table:table-cell office:value-type="string">
            <text:p>+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xceptionInformPackage</text:p>
          </table:table-cell>
          <table:table-cell office:value-type="string">
            <text:p>+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nericDisconnectResourcePackage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nAssistedConnectionEstablishmentPackage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cfActivationPackage</text:p>
          </table:table-cell>
          <table:table-cell office:value-type="string">
            <text:p>+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cfCallInitiationPackage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srf-scfActivationOfAssistPackage</text:p>
          </table:table-cell>
          <table:table-cell/>
          <table:table-cell office:value-type="string">
            <text:p>+</text:p>
          </table:table-cell>
          <table:table-cell table:number-columns-repeated="5"/>
          <table:table-cell office:value-type="string">
            <text:p>+</text:p>
          </table:table-cell>
        </table:table-row>
        <table:table-row table:style-name="ro1">
          <table:table-cell/>
          <table:table-cell table:style-name="ce7" office:value-type="string">
            <text:p>srf-scfCancelPackage</text:p>
          </table:table-cell>
          <table:table-cell table:number-columns-repeated="7"/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serviceManagementActivatePackage</text:p>
          </table:table-cell>
          <table:table-cell table:number-columns-repeated="5"/>
          <table:table-cell office:value-type="string">
            <text:p>+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rviceManagementResponsePackage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ignallingControlPackage</text:p>
          </table:table-cell>
          <table:table-cell office:value-type="string">
            <text:p>+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pecializedResourceControlPackage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3"/>
          <table:table-cell office:value-type="string">
            <text:p>+</text:p>
          </table:table-cell>
        </table:table-row>
        <table:table-row table:style-name="ro3">
          <table:table-cell/>
          <table:table-cell office:value-type="string">
            <text:p>scriptControlPackage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3"/>
          <table:table-cell office:value-type="string">
            <text:p>+</text:p>
          </table:table-cell>
        </table:table-row>
        <table:table-row table:style-name="ro3">
          <table:table-cell/>
          <table:table-cell office:value-type="string">
            <text:p>messageControlPackage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3"/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ssfCallProcessingPackage</text:p>
          </table:table-cell>
          <table:table-cell office:value-type="string">
            <text:p>+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erPackage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rafficManagementPackage</text:p>
          </table:table-cell>
          <table:table-cell office:value-type="string">
            <text:p>+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triggerManagementPackage</text:p>
          </table:table-cell>
          <table:table-cell table:number-columns-repeated="6"/>
          <table:table-cell office:value-type="string">
            <text:p>+</text:p>
          </table:table-cell>
          <table:table-cell/>
        </table:table-row>
        <table:table-row table:style-name="ro3">
          <table:table-cell/>
          <table:table-cell office:value-type="string">
            <text:p>uSIHandlingPackage</text:p>
          </table:table-cell>
          <table:table-cell office:value-type="string">
            <text:p>+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</table:table-row>
        <table:table-row table:style-name="ro1" table:number-rows-repeated="6549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imitive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office:value-type="string">
            <text:p>Servic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Fully</text:p>
          </table:table-cell>
          <table:table-cell office:value-type="string">
            <text:p>Partly</text:p>
          </table:table-cell>
          <table:table-cell office:value-type="string">
            <text:p>No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imitives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string">
            <text:p>AChChargingAddress</text:p>
          </table:table-cell>
          <table:table-cell table:style-name="ce16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>
            <text:p>AppendFreeFormatData</text:p>
          </table:table-cell>
          <table:table-cell table:style-name="ce16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0" office:value-type="string">
            <text:p>BCSMEvent</text:p>
          </table:table-cell>
          <table:table-cell table:style-name="ce16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7" office:value-type="string">
            <text:p>Burst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BurstList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10" office:value-type="string">
            <text:p>CalledPartyBCDNumber</text:p>
          </table:table-cell>
          <table:table-cell table:style-name="ce16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CAPExtensions</text:p>
          </table:table-cell>
          <table:table-cell table:style-name="ce16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CriticalityType</text:p>
          </table:table-cell>
          <table:table-cell table:style-name="ce16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0" office:value-type="string">
            <text:p>DateAndTime</text:p>
          </table:table-cell>
          <table:table-cell table:style-name="ce16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ErrorTreatment</text:p>
          </table:table-cell>
          <table:table-cell table:style-name="ce16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EventTypeBCSM</text:p>
          </table:table-cell>
          <table:table-cell table:style-name="ce16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ExtensionField</text:p>
          </table:table-cell>
          <table:table-cell table:style-name="ce16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MonitorMode</text:p>
          </table:table-cell>
          <table:table-cell table:style-name="ce16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0" office:value-type="string">
            <text:p>ReceivingSideID</text:p>
          </table:table-cell>
          <table:table-cell table:style-name="ce16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1" office:value-type="string">
            <text:p>ScfID</text:p>
          </table:table-cell>
          <table:table-cell table:style-name="ce16" office:value-type="string">
            <text:p>OCTET STRING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!!! I do not know how to implement the internal structure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>
            <text:p>SendingSideID</text:p>
          </table:table-cell>
          <table:table-cell table:style-name="ce16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0" office:value-type="string">
            <text:p>TimeAndTimezone</text:p>
          </table:table-cell>
          <table:table-cell table:style-name="ce16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TimerID</text:p>
          </table:table-cell>
          <table:table-cell table:style-name="ce16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7"/>
          <table:table-cell table:number-columns-repeated="11"/>
        </table:table-row>
        <table:table-row table:style-name="ro1">
          <table:table-cell table:style-name="ce7" office:value-type="string">
            <text:p>EsiBcsm</text:p>
          </table:table-cell>
          <table:table-cell table:number-columns-repeated="12"/>
        </table:table-row>
        <table:table-row table:style-name="ro1">
          <table:table-cell table:style-name="ce7"/>
          <table:table-cell table:style-name="ce7" office:value-type="string">
            <text:p>CallAcceptedSpecificInfo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7" office:value-type="string">
            <text:p>ChargeIndicator</text:p>
          </table:table-cell>
          <table:table-cell table:style-name="ce16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9" office:value-type="string">
            <text:p>ChargeIndicatorValue</text:p>
          </table:table-cell>
          <table:table-cell table:style-name="ce16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7"/>
          <table:table-cell table:style-name="ce7" office:value-type="string">
            <text:p>CollectedInfoSpecificInfo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7" office:value-type="string">
            <text:p>DpSpecificInfoAlt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7" office:value-type="string">
            <text:p>MetDPCriterion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7" office:value-type="string">
            <text:p>MetDPCriterionAlt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7" office:value-type="string">
            <text:p>MidCallEvents</text:p>
          </table:table-cell>
          <table:table-cell table:style-name="ce16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9" office:value-type="string">
            <text:p>OAbandonSpecificInfo</text:p>
          </table:table-cell>
          <table:table-cell table:style-name="ce16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7"/>
          <table:table-cell table:style-name="ce12" office:value-type="string">
            <text:p>OAnswerSpecificInfo</text:p>
          </table:table-cell>
          <table:table-cell table:style-name="ce16" office:value-type="string">
            <text:p>SEQUEN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ce7"/>
          <table:table-cell table:style-name="ce9" office:value-type="string">
            <text:p>OCalledPartyBusySpecificInfo</text:p>
          </table:table-cell>
          <table:table-cell table:style-name="ce16" office:value-type="string">
            <text:p>SEQUENCE</text:p>
          </table:table-cell>
          <table:table-cell table:number-columns-repeated="3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 table:style-name="ce7"/>
          <table:table-cell table:style-name="ce7" office:value-type="string">
            <text:p>OChangeOfPositionSpecificInfo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10" office:value-type="string">
            <text:p>ODisconnectSpecificInfo</text:p>
          </table:table-cell>
          <table:table-cell table:style-name="ce16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 table:style-name="ce7"/>
          <table:table-cell table:style-name="ce7" office:value-type="string">
            <text:p>OMidCallSpecificInfo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9" office:value-type="string">
            <text:p>ONoAnswerSpecificInfo</text:p>
          </table:table-cell>
          <table:table-cell table:style-name="ce16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 table:style-name="ce7"/>
          <table:table-cell table:style-name="ce7" office:value-type="string">
            <text:p>OServiceChangeSpecificInfo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7" office:value-type="string">
            <text:p>OTermSeizedSpecificInfo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10" office:value-type="string">
            <text:p>RouteSelectFailureSpecificInfo</text:p>
          </table:table-cell>
          <table:table-cell table:style-name="ce16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2" office:value-type="string">
            <text:p>TAnswerSpecificInfo</text:p>
          </table:table-cell>
          <table:table-cell table:style-name="ce16" office:value-type="string">
            <text:p>SEQUEN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>
            <text:p>TBusySpecificInfo</text:p>
          </table:table-cell>
          <table:table-cell table:style-name="ce16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7" office:value-type="string">
            <text:p>TChangeOfPositionSpecificInfo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>
            <text:p>TDisconnectSpecificInfo</text:p>
          </table:table-cell>
          <table:table-cell table:style-name="ce16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TMidCallSpecificInfo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>
            <text:p>TNoAnswerSpecificInfo</text:p>
          </table:table-cell>
          <table:table-cell table:style-name="ce16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TServiceChangeSpecificInfo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7" office:value-type="string">
            <text:p>EsiGprs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string">
            <text:p>AttachChangeOfPositionSpecificInformation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DetachSpecificInformation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DisconnectSpecificInformation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PdpContextchangeOfPositionSpecificInformation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PDPContextEstablishmentAcknowledgementSpecificInformation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PDPContextEstablishmentSpecificInformation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7" office:value-type="string">
            <text:p>EsiSms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string">
            <text:p>OSmsFailureSpecificInfo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OSmsSubmissionSpecificInfo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TSmsDeliverySpecificInfo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TSmsFailureSpecificInfo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7" office:value-type="string">
            <text:p>gap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string">
            <text:p>BasicGapCriteria</text:p>
          </table:table-cell>
          <table:table-cell table:style-name="ce16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CalledAddressAndService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CallingAddressAndService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CompoundCriteria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GapCriteria</text:p>
          </table:table-cell>
          <table:table-cell table:style-name="ce16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GapIndicators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GapOnService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GapTreatment</text:p>
          </table:table-cell>
          <table:table-cell table:style-name="ce16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7" office:value-type="string">
            <text:p>isup</text:p>
          </table:table-cell>
          <table:table-cell table:number-columns-repeated="5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table:style-name="ce9" office:value-type="string">
            <text:p>BearerCap</text:p>
          </table:table-cell>
          <table:table-cell table:style-name="ce16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!!!: Implement isup.UserServiceInformation and CAP unit tests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>
            <text:p>CalledPartyNumberCap</text:p>
          </table:table-cell>
          <table:table-cell table:style-name="ce16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CallingPartyNumberCap</text:p>
          </table:table-cell>
          <table:table-cell table:style-name="ce16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CauseCap</text:p>
          </table:table-cell>
          <table:table-cell table:style-name="ce16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Digits</text:p>
          </table:table-cell>
          <table:table-cell table:style-name="ce16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GenericNumberCap</text:p>
          </table:table-cell>
          <table:table-cell table:style-name="ce16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LocationNumberCap</text:p>
          </table:table-cell>
          <table:table-cell table:style-name="ce16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OriginalCalledNumberCap</text:p>
          </table:table-cell>
          <table:table-cell table:style-name="ce16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RedirectingPartyIDCap</text:p>
          </table:table-cell>
          <table:table-cell table:style-name="ce16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7" office:value-type="string">
            <text:p>circuitSwitchedCall</text:p>
          </table:table-cell>
          <table:table-cell table:number-columns-repeated="12"/>
        </table:table-row>
        <table:table-row table:style-name="ro1">
          <table:table-cell table:style-name="ce7"/>
          <table:table-cell table:style-name="ce9" office:value-type="string">
            <text:p>AlertingPatternCap</text:p>
          </table:table-cell>
          <table:table-cell table:style-name="ce16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 table:style-name="ce7"/>
          <table:table-cell table:style-name="ce9" office:value-type="string">
            <text:p>AOCBeforeAnswer</text:p>
          </table:table-cell>
          <table:table-cell table:style-name="ce16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7"/>
          <table:table-cell table:style-name="ce9" office:value-type="string">
            <text:p>AOCSubsequent</text:p>
          </table:table-cell>
          <table:table-cell table:style-name="ce16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7"/>
          <table:table-cell table:style-name="ce7" office:value-type="string">
            <text:p>AudibleIndicator</text:p>
          </table:table-cell>
          <table:table-cell table:style-name="ce16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7" office:value-type="string">
            <text:p>BackwardServiceInteractionInd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7" office:value-type="string">
            <text:p>BCSMFailure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10" office:value-type="string">
            <text:p>BearerCapability</text:p>
          </table:table-cell>
          <table:table-cell table:style-name="ce16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7"/>
          <table:table-cell table:style-name="ce9" office:value-type="string">
            <text:p>CAI_GSM0224</text:p>
          </table:table-cell>
          <table:table-cell table:style-name="ce16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7"/>
          <table:table-cell table:style-name="ce7" office:value-type="string">
            <text:p>CallCompletionTreatmentIndicator</text:p>
          </table:table-cell>
          <table:table-cell table:style-name="ce16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9" office:value-type="string">
            <text:p>CallDiversionTreatmentIndicator</text:p>
          </table:table-cell>
          <table:table-cell table:style-name="ce16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7"/>
          <table:table-cell table:style-name="ce9" office:value-type="string">
            <text:p>CallingPartyRestrictionIndicator</text:p>
          </table:table-cell>
          <table:table-cell table:style-name="ce16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7"/>
          <table:table-cell table:style-name="ce7" office:value-type="string">
            <text:p>CallSegmentFailure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9" office:value-type="string">
            <text:p>CallSegmentToCancel</text:p>
          </table:table-cell>
          <table:table-cell table:style-name="ce16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7"/>
          <table:table-cell table:style-name="ce13" office:value-type="string">
            <text:p>CAMELAChBillingChargingCharacteristics</text:p>
          </table:table-cell>
          <table:table-cell table:style-name="ce16" office:value-type="string">
            <text:p>OCTET STRING → CHOI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ce7"/>
          <table:table-cell table:style-name="ce9" office:value-type="string">
            <text:p>CAMELSCIBillingChargingCharacteristicsAlt</text:p>
          </table:table-cell>
          <table:table-cell table:style-name="ce16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7"/>
          <table:table-cell table:style-name="ce7" office:value-type="string">
            <text:p>Carrier</text:p>
          </table:table-cell>
          <table:table-cell table:style-name="ce16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9" office:value-type="string">
            <text:p>CGEncountered</text:p>
          </table:table-cell>
          <table:table-cell table:style-name="ce16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7"/>
          <table:table-cell table:style-name="ce7" office:value-type="string">
            <text:p>ChangeOfLocation</text:p>
          </table:table-cell>
          <table:table-cell table:style-name="ce16" office:value-type="string">
            <text:p>SEQUENCE → 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7" office:value-type="string">
            <text:p>ChangeOfLocationAlt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9" office:value-type="string">
            <text:p>CollectedDigits</text:p>
          </table:table-cell>
          <table:table-cell table:style-name="ce16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7"/>
          <table:table-cell table:style-name="ce9" office:value-type="string">
            <text:p>CollectedInfo</text:p>
          </table:table-cell>
          <table:table-cell table:style-name="ce16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7"/>
          <table:table-cell table:style-name="ce9" office:value-type="string">
            <text:p>ConferenceTreatmentIndicator</text:p>
          </table:table-cell>
          <table:table-cell table:style-name="ce16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7"/>
          <table:table-cell table:style-name="ce9" office:value-type="string">
            <text:p>ConnectedNumberTreatmentInd</text:p>
          </table:table-cell>
          <table:table-cell table:style-name="ce16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7"/>
          <table:table-cell table:style-name="ce7" office:value-type="string">
            <text:p>ContinueWithArgumentArgExtension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9" office:value-type="string">
            <text:p>ControlType</text:p>
          </table:table-cell>
          <table:table-cell table:style-name="ce16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7"/>
          <table:table-cell table:style-name="ce9" office:value-type="string">
            <text:p>CwTreatmentIndicator</text:p>
          </table:table-cell>
          <table:table-cell table:style-name="ce16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7"/>
          <table:table-cell table:style-name="ce10" office:value-type="string">
            <text:p>DestinationRoutingAddress</text:p>
          </table:table-cell>
          <table:table-cell table:style-name="ce16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7"/>
          <table:table-cell table:style-name="ce12" office:value-type="string">
            <text:p>DpSpecificCriteria</text:p>
          </table:table-cell>
          <table:table-cell table:style-name="ce16" office:value-type="string">
            <text:p>CHOI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ce7"/>
          <table:table-cell table:style-name="ce7" office:value-type="string">
            <text:p>DpSpecificCriteriaAlt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>
            <text:p>EctTreatmentIndicator</text:p>
          </table:table-cell>
          <table:table-cell table:style-name="ce16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3" office:value-type="string">
            <text:p>EventSpecificInformationBCSM</text:p>
          </table:table-cell>
          <table:table-cell table:style-name="ce16" office:value-type="string">
            <text:p>CHOI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>
            <text:p>FCIBCCCAMELsequence1</text:p>
          </table:table-cell>
          <table:table-cell table:style-name="ce16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7" office:value-type="string">
            <text:p>ForwardServiceInteractionInd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>
            <text:p>HoldTreatmentIndicator</text:p>
          </table:table-cell>
          <table:table-cell table:style-name="ce16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InbandInfo</text:p>
          </table:table-cell>
          <table:table-cell table:style-name="ce16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InformationToSend</text:p>
          </table:table-cell>
          <table:table-cell table:style-name="ce16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3" office:value-type="string">
            <text:p>InitialDPArgExtension</text:p>
          </table:table-cell>
          <table:table-cell table:style-name="ce16" office:value-type="string">
            <text:p>SEQUEN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>
            <text:p>IPSSPCapabilities</text:p>
          </table:table-cell>
          <table:table-cell table:style-name="ce16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7" office:value-type="string">
            <text:p>LegOrCallSegment</text:p>
          </table:table-cell>
          <table:table-cell table:style-name="ce16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LowLayerCompatibility</text:p>
          </table:table-cell>
          <table:table-cell table:style-name="ce16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>
            <text:p>MessageID</text:p>
          </table:table-cell>
          <table:table-cell table:style-name="ce16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MessageIDText</text:p>
          </table:table-cell>
          <table:table-cell table:style-name="ce16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7" office:value-type="string">
            <text:p>MidCallControlInfo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table:style-name="ce14" office:value-type="string">
            <text:p>NAOliInfo</text:p>
          </table:table-cell>
          <table:table-cell table:style-name="ce16" office:value-type="string">
            <text:p>OCTET STRING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factor to base OctetStringLength1 !!! <text:span text:style-name="T1">implement getting and setting info according to ANSI T1.113-1995</text:span>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>
            <text:p>RequestedInformation</text:p>
          </table:table-cell>
          <table:table-cell table:style-name="ce16" office:value-type="string">
            <text:p>SEQUENCE → 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RequestedInformationType</text:p>
          </table:table-cell>
          <table:table-cell table:style-name="ce16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SCIBillingChargingCharacteristics</text:p>
          </table:table-cell>
          <table:table-cell table:style-name="ce16" office:value-type="string">
            <text:p>OCTET STRING → 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5" office:value-type="string">
            <text:p>ServiceInteractionIndicatorsTwo</text:p>
          </table:table-cell>
          <table:table-cell table:style-name="ce16" office:value-type="string">
            <text:p>SEQUEN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>
            <text:p>TimeDurationChargingResult</text:p>
          </table:table-cell>
          <table:table-cell table:style-name="ce16" office:value-type="string">
            <text:p>SEQUEN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>
            <text:p>TimeIfTariffSwitch</text:p>
          </table:table-cell>
          <table:table-cell table:style-name="ce16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0" office:value-type="string">
            <text:p>TimeInformation</text:p>
          </table:table-cell>
          <table:table-cell table:style-name="ce16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Tone</text:p>
          </table:table-cell>
          <table:table-cell table:style-name="ce16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VariableMessage</text:p>
          </table:table-cell>
          <table:table-cell table:style-name="ce16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VariablePart</text:p>
          </table:table-cell>
          <table:table-cell table:style-name="ce16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VariablePartDate</text:p>
          </table:table-cell>
          <table:table-cell table:style-name="ce16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VariablePartPrice</text:p>
          </table:table-cell>
          <table:table-cell table:style-name="ce16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VariablePartTime</text:p>
          </table:table-cell>
          <table:table-cell table:style-name="ce16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gprs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string">
            <text:p>AccessPointName</text:p>
          </table:table-cell>
          <table:table-cell table:style-name="ce16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AOCGPRS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CAMELFCIGPRSBillingChargingCharacteristics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CAMELSCIGPRSBillingChargingCharacteristics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ChargingCharacteristics</text:p>
          </table:table-cell>
          <table:table-cell table:style-name="ce16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ChargingResult</text:p>
          </table:table-cell>
          <table:table-cell table:style-name="ce16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ChargingRollOver</text:p>
          </table:table-cell>
          <table:table-cell table:style-name="ce16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ElapsedTime</text:p>
          </table:table-cell>
          <table:table-cell table:style-name="ce16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ElapsedTimeRollOver</text:p>
          </table:table-cell>
          <table:table-cell table:style-name="ce16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EndUserAddress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FCIBCCCAMELsequence1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GPRSCause</text:p>
          </table:table-cell>
          <table:table-cell table:style-name="ce16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GPRSEvent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GPRSEventSpecificInformation</text:p>
          </table:table-cell>
          <table:table-cell table:style-name="ce16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>
            <text:p>GPRSEventType</text:p>
          </table:table-cell>
          <table:table-cell table:style-name="ce16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7" office:value-type="string">
            <text:p>GPRSQoS</text:p>
          </table:table-cell>
          <table:table-cell table:style-name="ce16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GPRSQoSExtension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>
            <text:p>InitiatingEntity</text:p>
          </table:table-cell>
          <table:table-cell table:style-name="ce16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7" office:value-type="string">
            <text:p>PDPID</text:p>
          </table:table-cell>
          <table:table-cell table:style-name="ce16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>
            <text:p>PDPInitiationType</text:p>
          </table:table-cell>
          <table:table-cell table:style-name="ce16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7" office:value-type="string">
            <text:p>QualityOfService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ROTimeGPRSIfTariffSwitch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ROVolumeIfTariffSwitch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SGSNCapabilities</text:p>
          </table:table-cell>
          <table:table-cell table:style-name="ce16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TimeGPRSIfTariffSwitch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TransferredVolume</text:p>
          </table:table-cell>
          <table:table-cell table:style-name="ce16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TransferredVolumeRollOver</text:p>
          </table:table-cell>
          <table:table-cell table:style-name="ce16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VolumeIfTariffSwitch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ms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string">
            <text:p>CAMELFCISMSBillingChargingCharacteristics</text:p>
          </table:table-cell>
          <table:table-cell table:style-name="ce16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EventSpecificInformationSMS</text:p>
          </table:table-cell>
          <table:table-cell table:style-name="ce16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>
            <text:p>EventTypeSMS</text:p>
          </table:table-cell>
          <table:table-cell table:style-name="ce16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7" office:value-type="string">
            <text:p>FCIBCCCAMELsequence1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>
            <text:p>MOSMSCause</text:p>
          </table:table-cell>
          <table:table-cell table:style-name="ce16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7" office:value-type="string">
            <text:p>MTSMSCause</text:p>
          </table:table-cell>
          <table:table-cell table:style-name="ce16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RPCause</text:p>
          </table:table-cell>
          <table:table-cell table:style-name="ce16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SMSAddressString</text:p>
          </table:table-cell>
          <table:table-cell table:style-name="ce16" office:value-type="string">
            <text:p>ADDRESS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SMSEvent</text:p>
          </table:table-cell>
          <table:table-cell table:style-name="ce16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TPDataCodingScheme</text:p>
          </table:table-cell>
          <table:table-cell table:style-name="ce16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TPProtocolIdentifier</text:p>
          </table:table-cell>
          <table:table-cell table:style-name="ce16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TPShortMessageSpecificInfo</text:p>
          </table:table-cell>
          <table:table-cell table:style-name="ce16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TPValidityPeriod</text:p>
          </table:table-cell>
          <table:table-cell table:style-name="ce16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table:formula="of:=SUM([.D7:.D192])" office:value-type="float" office:value="72">
            <text:p>72</text:p>
          </table:table-cell>
          <table:table-cell table:formula="of:=SUM([.E7:.E192])" office:value-type="float" office:value="10">
            <text:p>10</text:p>
          </table:table-cell>
          <table:table-cell table:formula="of:=SUM([.F7:.F192])" office:value-type="float" office:value="85">
            <text:p>85</text:p>
          </table:table-cell>
          <table:table-cell/>
          <table:table-cell table:formula="of:=SUM([.D194:.F194])" office:value-type="float" office:value="167">
            <text:p>167</text:p>
          </table:table-cell>
          <table:table-cell table:number-columns-repeated="5"/>
        </table:table-row>
        <table:table-row table:style-name="ro1" table:number-rows-repeated="6534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Лист3" table:style-name="ta1" table:print="false">
        <table:table-column table:style-name="co8" table:default-cell-style-name="Default"/>
        <table:table-row table:style-name="ro5" table:number-rows-repeated="3">
          <table:table-cell/>
        </table:table-row>
        <table:table-row table:style-name="ro1" table:number-rows-repeated="21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1" svg:font-family="'Courier New'" style:font-family-generic="modern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number:number-style style:name="N149P0" style:volatile="true">
      <number:text> </number:text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0" number:min-integer-digits="1" number:grouping="true"/>
      <number:text>р. </number:text>
    </number:number-style>
    <number:number-style style:name="N150P1" style:volatile="true">
      <number:text>-</number:text>
      <number:number number:decimal-places="0" number:min-integer-digits="1" number:grouping="true"/>
      <number:text>р. </number:text>
    </number:number-style>
    <number:number-style style:name="N150P2" style:volatile="true">
      <number:text> -р.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2" number:min-integer-digits="1" number:grouping="true"/>
      <number:text>    </number:text>
    </number:number-style>
    <number:number-style style:name="N151P1" style:volatile="true">
      <number:text>-</number:text>
      <number:number number:decimal-places="2" number:min-integer-digits="1" number:grouping="true"/>
      <number:text>    </number:text>
    </number:number-style>
    <number:number-style style:name="N151P2" style:volatile="true">
      <number:text> -</number:text>
      <number:number number: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</number:text>
      <number:number number:decimal-places="2" number:min-integer-digits="1" number:grouping="true"/>
      <number:text>р. </number:text>
    </number:number-style>
    <number:number-style style:name="N152P1" style:volatile="true">
      <number:text>-</number:text>
      <number:number number:decimal-places="2" number:min-integer-digits="1" number:grouping="true"/>
      <number:text>р. </number:text>
    </number:number-style>
    <number:number-style style:name="N152P2" style:volatile="true">
      <number:text> -</number:text>
      <number:number number:decimal-places="0" number:min-integer-digits="0"/>
      <number:text>р.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" style:display-name="20% - Акцент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" style:display-name="20% - Акцент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" style:display-name="20% - Акцент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" style:display-name="2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" style:display-name="20% - Акцент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" style:display-name="20% - Акцент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" style:display-name="40% - Акцент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" style:display-name="40% - Акцент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" style:display-name="40% - Акцент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" style:display-name="4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" style:display-name="40% - Акцент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" style:display-name="40% - Акцент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" style:display-name="60% - Акцент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" style:display-name="60% - Акцент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" style:display-name="60% - Акцент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" style:display-name="60% - 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" style:display-name="60% - 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" style:display-name="60% - Акцент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" style:display-name="Акцент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" style:display-name="Акцент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" style:display-name="Акцент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" style:display-name="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" style:display-name="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" style:display-name="Акцент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" style:display-name="Ввод 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" style:display-name="Вывод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" style:display-name="Вычисление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" style:display-name="Заголовок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" style:display-name="Заголовок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" style:display-name="Итог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" style:display-name="Контрольная ячейка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" style:display-name="Название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" style:display-name="Нейтральный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" style:display-name="Плохой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" style:display-name="Пояснение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" style:display-name="Связанная ячейка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" style:display-name="Текст предупреждения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" style:display-name="Хороший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4">24.09.2012</text:date>, <text:time>22:2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P_20_operations" style:display-name="PageStyle_CAP oper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2-09-24T22:22:50.26</dc:date>
    <meta:editing-duration>PT133H12M59S</meta:editing-duration>
    <meta:editing-cycles>437</meta:editing-cycles>
    <meta:generator>OpenOffice.org/3.0$Win32 OpenOffice.org_project/300m9$Build-9358</meta:generator>
    <meta:document-statistic meta:table-count="3" meta:cell-count="678" meta:object-count="0"/>
    <meta:user-defined meta:name="Поле 1"/>
    <meta:user-defined meta:name="Поле 2"/>
    <meta:user-defined meta:name="Поле 3"/>
    <meta:user-defined meta:name="Поле 4"/>
  </office:meta>
</office:document-meta>
</file>